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29.64pt" svg:height="185.41pt" svg:x="436.03pt" svg:y="11.88pt">
            <draw:object draw:notify-on-update-of-ranges="Sheet1.B1:Sheet1.B1 Sheet1.B2:Sheet1.B8 Sheet1.C1:Sheet1.C1 Sheet1.C2:Sheet1.C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23.35pt" svg:height="192.76pt" svg:x="440.96pt" svg:y="216.85pt">
            <draw:object draw:notify-on-update-of-ranges="Sheet1.B1:Sheet1.B1 Sheet1.B2:Sheet1.B8 Sheet1.E1:Sheet1.E1 Sheet1.E2:Sheet1.E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of genomes</text:p>
          </table:table-cell>
          <table:table-cell office:value-type="string" calcext:value-type="string">
            <text:p>nof genes</text:p>
          </table:table-cell>
          <table:table-cell office:value-type="string" calcext:value-type="string">
            <text:p>time (sec.)</text:p>
          </table:table-cell>
          <table:table-cell office:value-type="string" calcext:value-type="string">
            <text:p>memory (Kb.)</text:p>
          </table:table-cell>
          <table:table-cell office:value-type="string" calcext:value-type="string">
            <text:p>memory (Gb.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25" calcext:value-type="float">
            <text:p>4325</text:p>
          </table:table-cell>
          <table:table-cell office:value-type="float" office:value="82.62" calcext:value-type="float">
            <text:p>82.62</text:p>
          </table:table-cell>
          <table:table-cell office:value-type="float" office:value="711348" calcext:value-type="float">
            <text:p>711348</text:p>
          </table:table-cell>
          <table:table-cell table:formula="of:=[.D2]/1024/1024" office:value-type="float" office:value="0.678394317626953" calcext:value-type="float">
            <text:p>0.6783943176269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968" calcext:value-type="float">
            <text:p>5968</text:p>
          </table:table-cell>
          <table:table-cell office:value-type="float" office:value="141.7" calcext:value-type="float">
            <text:p>141.7</text:p>
          </table:table-cell>
          <table:table-cell office:value-type="float" office:value="1112808" calcext:value-type="float">
            <text:p>1112808</text:p>
          </table:table-cell>
          <table:table-cell table:formula="of:=[.D3]/1024/1024" office:value-type="float" office:value="1.06125640869141" calcext:value-type="float">
            <text:p>1.061256408691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66" calcext:value-type="float">
            <text:p>8066</text:p>
          </table:table-cell>
          <table:table-cell office:value-type="float" office:value="252.19" calcext:value-type="float">
            <text:p>252.19</text:p>
          </table:table-cell>
          <table:table-cell office:value-type="float" office:value="1653068" calcext:value-type="float">
            <text:p>1653068</text:p>
          </table:table-cell>
          <table:table-cell table:formula="of:=[.D4]/1024/1024" office:value-type="float" office:value="1.57648849487305" calcext:value-type="float">
            <text:p>1.576488494873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267" calcext:value-type="float">
            <text:p>8267</text:p>
          </table:table-cell>
          <table:table-cell office:value-type="float" office:value="262.42" calcext:value-type="float">
            <text:p>262.42</text:p>
          </table:table-cell>
          <table:table-cell office:value-type="float" office:value="1727388" calcext:value-type="float">
            <text:p>1727388</text:p>
          </table:table-cell>
          <table:table-cell table:formula="of:=[.D5]/1024/1024" office:value-type="float" office:value="1.64736557006836" calcext:value-type="float">
            <text:p>1.647365570068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838" calcext:value-type="float">
            <text:p>13838</text:p>
          </table:table-cell>
          <table:table-cell office:value-type="float" office:value="688.38" calcext:value-type="float">
            <text:p>688.38</text:p>
          </table:table-cell>
          <table:table-cell office:value-type="float" office:value="3828112" calcext:value-type="float">
            <text:p>3828112</text:p>
          </table:table-cell>
          <table:table-cell table:formula="of:=[.D6]/1024/1024" office:value-type="float" office:value="3.65077209472656" calcext:value-type="float">
            <text:p>3.650772094726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041" calcext:value-type="float">
            <text:p>19041</text:p>
          </table:table-cell>
          <table:table-cell office:value-type="float" office:value="1305.94" calcext:value-type="float">
            <text:p>1305.94</text:p>
          </table:table-cell>
          <table:table-cell office:value-type="float" office:value="7367968" calcext:value-type="float">
            <text:p>7367968</text:p>
          </table:table-cell>
          <table:table-cell table:formula="of:=[.D7]/1024/1024" office:value-type="float" office:value="7.02664184570313" calcext:value-type="float">
            <text:p>7.026641845703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493" calcext:value-type="float">
            <text:p>23493</text:p>
          </table:table-cell>
          <table:table-cell office:value-type="float" office:value="2008.41" calcext:value-type="float">
            <text:p>2008.41</text:p>
          </table:table-cell>
          <table:table-cell office:value-type="float" office:value="10458092" calcext:value-type="float">
            <text:p>10458092</text:p>
          </table:table-cell>
          <table:table-cell table:formula="of:=[.D8]/1024/1024" office:value-type="float" office:value="9.97361373901367" calcext:value-type="float">
            <text:p>9.973613739013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04T17:03:43.489379555</meta:creation-date>
    <dc:date>2022-01-04T17:10:46.050214093</dc:date>
    <meta:editing-duration>PT7M3S</meta:editing-duration>
    <meta:editing-cycles>1</meta:editing-cycles>
    <meta:document-statistic meta:table-count="1" meta:cell-count="40" meta:object-count="2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63cm" svg:height="6.542cm" xlink:href=".." xlink:type="simple" chart:class="chart:scatter" chart:style-name="ch1">
        <chart:plot-area chart:style-name="ch2" table:cell-range-address="Sheet1.B1:Sheet1.C8" chart:data-source-has-labels="row" svg:x="1.243cm" svg:y="0.13cm" svg:width="10.155cm" svg:height="5.301cm">
          <chartooo:coordinate-region svg:x="2.235cm" svg:y="0.329cm" svg:width="8.698cm" svg:height="4.455cm"/>
          <chart:axis chart:dimension="x" chart:name="primary-x" chart:style-name="ch3">
            <chart:title svg:x="5.019cm" svg:y="5.561cm" chart:style-name="ch4">
              <text:p>Number of genes</text:p>
            </chart:title>
          </chart:axis>
          <chart:axis chart:dimension="y" chart:name="primary-y" chart:style-name="ch3">
            <chart:title svg:x="0.451cm" svg:y="3.631cm" chart:style-name="ch5">
              <text:p>Time (sec.)</text:p>
            </chart:title>
            <chart:grid chart:style-name="ch6" chart:class="major"/>
          </chart:axis>
          <chart:series chart:style-name="ch7" chart:values-cell-range-address="Sheet1.C2:Sheet1.C8" chart:label-cell-address="Sheet1.C1:Sheet1.C1" chart:class="chart:scatter">
            <chart:domain table:cell-range-address="Sheet1.B2:Sheet1.B8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 (sec.)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25">
                <text:p>4325</text:p>
                <draw:g>
                  <svg:desc>Sheet1.B2:Sheet1.B8</svg:desc>
                </draw:g>
              </table:table-cell>
              <table:table-cell office:value-type="float" office:value="82.62">
                <text:p>82.62</text:p>
                <draw:g>
                  <svg:desc>Sheet1.C2:Sheet1.C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968">
                <text:p>5968</text:p>
              </table:table-cell>
              <table:table-cell office:value-type="float" office:value="141.7">
                <text:p>141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66">
                <text:p>8066</text:p>
              </table:table-cell>
              <table:table-cell office:value-type="float" office:value="252.19">
                <text:p>252.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267">
                <text:p>8267</text:p>
              </table:table-cell>
              <table:table-cell office:value-type="float" office:value="262.42">
                <text:p>262.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838">
                <text:p>13838</text:p>
              </table:table-cell>
              <table:table-cell office:value-type="float" office:value="688.38">
                <text:p>688.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041">
                <text:p>19041</text:p>
              </table:table-cell>
              <table:table-cell office:value-type="float" office:value="1305.94">
                <text:p>1305.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493">
                <text:p>23493</text:p>
              </table:table-cell>
              <table:table-cell office:value-type="float" office:value="2008.41">
                <text:p>2008.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408cm" svg:height="6.801cm" xlink:href=".." xlink:type="simple" chart:class="chart:scatter" chart:style-name="ch1">
        <chart:plot-area chart:style-name="ch2" table:cell-range-address="Sheet1.B1:Sheet1.B8 Sheet1.E1:Sheet1.E8" chart:data-source-has-labels="row" svg:x="1.239cm" svg:y="0.136cm" svg:width="9.941cm" svg:height="5.548cm">
          <chartooo:coordinate-region svg:x="1.675cm" svg:y="0.335cm" svg:width="8.855cm" svg:height="4.702cm"/>
          <chart:axis chart:dimension="x" chart:name="primary-x" chart:style-name="ch3">
            <chart:title svg:x="4.908cm" svg:y="5.82cm" chart:style-name="ch4">
              <text:p>Number of genes</text:p>
            </chart:title>
          </chart:axis>
          <chart:axis chart:dimension="y" chart:name="primary-y" chart:style-name="ch3">
            <chart:title svg:x="0.451cm" svg:y="3.946cm" chart:style-name="ch5">
              <text:p>Memory (Gb.)</text:p>
            </chart:title>
            <chart:grid chart:style-name="ch6" chart:class="major"/>
          </chart:axis>
          <chart:series chart:style-name="ch7" chart:values-cell-range-address="Sheet1.E2:Sheet1.E8" chart:label-cell-address="Sheet1.E1:Sheet1.E1" chart:class="chart:scatter">
            <chart:domain table:cell-range-address="Sheet1.B2:Sheet1.B8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emory (Gb.)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25">
                <text:p>4325</text:p>
                <draw:g>
                  <svg:desc>Sheet1.B2:Sheet1.B8</svg:desc>
                </draw:g>
              </table:table-cell>
              <table:table-cell office:value-type="float" office:value="0.678394317626953">
                <text:p>0.678394317626953</text:p>
                <draw:g>
                  <svg:desc>Sheet1.E2:Sheet1.E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968">
                <text:p>5968</text:p>
              </table:table-cell>
              <table:table-cell office:value-type="float" office:value="1.06125640869141">
                <text:p>1.061256408691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66">
                <text:p>8066</text:p>
              </table:table-cell>
              <table:table-cell office:value-type="float" office:value="1.57648849487305">
                <text:p>1.576488494873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267">
                <text:p>8267</text:p>
              </table:table-cell>
              <table:table-cell office:value-type="float" office:value="1.64736557006836">
                <text:p>1.647365570068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838">
                <text:p>13838</text:p>
              </table:table-cell>
              <table:table-cell office:value-type="float" office:value="3.65077209472656">
                <text:p>3.650772094726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041">
                <text:p>19041</text:p>
              </table:table-cell>
              <table:table-cell office:value-type="float" office:value="7.02664184570313">
                <text:p>7.026641845703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493">
                <text:p>23493</text:p>
              </table:table-cell>
              <table:table-cell office:value-type="float" office:value="9.97361373901367">
                <text:p>9.973613739013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